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563cm"/>
    </style:style>
    <style:style style:name="pr4" style:family="presentation" style:parent-style-name="Padrão-subtitle">
      <style:graphic-properties draw:fill-color="#ffffff" draw:auto-grow-height="true" fo:min-height="19.563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subtitle">
      <style:graphic-properties draw:fill-color="#ffffff" fo:min-height="19.763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loext:graphic-properties draw:fill-color="#ffffff"/>
      <style:text-properties fo:font-size="88pt" style:font-size-asian="88pt" style:font-size-complex="88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7cm" svg:height="19.363cm" svg:x="0.6cm" svg:y="0.837cm" presentation:class="subtitle" presentation:user-transformed="true">
          <draw:text-box>
            <text:p text:style-name="P1"><text:span text:style-name="T1">Portões Celesti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Me falaram de um lugar.</text:span></text:p>
            <text:p text:style-name="P4"><text:span text:style-name="T2">De um lugar muito distante, daqui.</text:span></text:p>
            <text:p text:style-name="P4"><text:span text:style-name="T2">Me falaram de um lugar.</text:span></text:p>
            <text:p text:style-name="P4"><text:span text:style-name="T2">Onde o Rei do Reis está, a reinar.</text:span></text:p>
            <text:p text:style-name="P4"><text:span text:style-name="T2">Onde o todo Poderoso está,</text:span></text:p>
            <text:p text:style-name="P4"><text:span text:style-name="T2">assentado em seu trono,</text:span></text:p>
            <text:p text:style-name="P4"><text:span text:style-name="T2">recebendo a adoração,</text:span></text:p>
            <text:p text:style-name="P4"><text:span text:style-name="T2">quem vem do nosso cor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6" draw:layer="layout" svg:width="25.199cm" svg:height="19.563cm" svg:x="1.4cm" svg:y="0.837cm" presentation:class="subtitle" presentation:user-transformed="true">
          <draw:text-box>
            <text:p><text:span text:style-name="T2">Santo, Santo eu irei, cantar.</text:span></text:p>
            <text:p><text:span text:style-name="T2">Quando eu passar, os portões, Celestiais com os Anjos.</text:span></text:p>
            <text:p><text:span text:style-name="T2">Para sempre estarei,</text:span></text:p>
            <text:p><text:span text:style-name="T2">bem juntinho,</text:span></text:p>
            <text:p><text:span text:style-name="T2">Bem ao lado do meu Rei</text:span></text:p>
            <text:p><text:span text:style-name="T2">cantando um hi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><text:span text:style-name="T2">Em Adoração, em louvor sempre,</text:span></text:p>
            <text:p><text:span text:style-name="T2">sempre e nunca mais voltar.</text:span></text:p>
            <text:p><text:span text:style-name="T2">Em Adoração, em louvor sempre,</text:span></text:p>
            <text:p><text:span text:style-name="T2">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7" draw:text-style-name="P5" draw:layer="layout" svg:width="25.199cm" svg:height="19.763cm" svg:x="1.4cm" svg:y="0.837cm" presentation:class="subtitle" presentation:user-transformed="true">
          <draw:text-box>
            <text:p><text:span text:style-name="T2">Hoje eu sei que este lugar</text:span></text:p>
            <text:p><text:span text:style-name="T2">não se pode comparar,</text:span></text:p>
            <text:p><text:span text:style-name="T2">comparar pois riqueza</text:span></text:p>
            <text:p><text:span text:style-name="T2">é o que não falta,</text:span></text:p>
            <text:p><text:span text:style-name="T2">E coroa até teremos,</text:span></text:p>
            <text:p><text:span text:style-name="T2">ali cantaremos com os Anjos,</text:span></text:p>
            <text:p><text:span text:style-name="T2">voaremos com Arcanjos,</text:span></text:p>
            <text:p><text:span text:style-name="T2">Onde livre viveremos,</text:span></text:p>
            <text:p><text:span text:style-name="T2">e pra sempre então direm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4" draw:text-style-name="P6" draw:layer="layout" svg:width="25.199cm" svg:height="19.563cm" svg:x="1.4cm" svg:y="0.837cm" presentation:class="subtitle" presentation:user-transformed="true">
          <draw:text-box>
            <text:p><text:span text:style-name="T2">Santo, Santo eu irei, cantar.</text:span></text:p>
            <text:p><text:span text:style-name="T2">Quando eu passar,os portões, Celestiais com os Anjos.</text:span></text:p>
            <text:p><text:span text:style-name="T2">Para sempre estarei,</text:span></text:p>
            <text:p><text:span text:style-name="T2">bem juntinho,</text:span></text:p>
            <text:p><text:span text:style-name="T2">Bem ao lado do meu Rei</text:span></text:p>
            <text:p><text:span text:style-name="T2">cantando um hi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><text:span text:style-name="T2">Em Adoração, em louvor, sempre, sempre e nunca mais voltar. Em Adoração, em louvor sempre, 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><text:span text:style-name="T2">Em Adoração, em louvor, sempre, sempre e nunca mais voltar. Em Adoração, em louvor sempre, sempre e nunca mais vol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563cm" svg:x="1.4cm" svg:y="0.837cm" presentation:class="subtitle" presentation:user-transformed="true">
          <draw:text-box>
            <text:p><text:span text:style-name="T2">Aleluia… Aleluia… Alel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23:19:32.541679625</meta:creation-date>
    <dc:date>2017-01-07T11:51:18.495732102</dc:date>
    <meta:editing-duration>PT53M6S</meta:editing-duration>
    <meta:editing-cycles>13</meta:editing-cycles>
    <meta:generator>LibreOffice/5.2.4.2.1$Linux_X86_64 LibreOffice_project/20m0$Build-2</meta:generator>
    <meta:document-statistic meta:object-count="48"/>
  </office:meta>
</office:document-meta>
</file>